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CodeLat50 Nerd Font Mono Light" svg:font-family="'M+CodeLat50 Nerd Font Mono Light'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+CodeLat50 Nerd Font Mono Light" fo:font-size="20pt" fo:font-weight="normal" officeooo:paragraph-rsid="0007d8bd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color="#111111" loext:opacity="100%" style:font-name="M+CodeLat50 Nerd Font Mono Light" fo:font-size="20pt" fo:font-weight="normal" officeooo:paragraph-rsid="0007d8bd" fo:background-color="transparent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color="#111111" loext:opacity="100%" style:font-name="M+CodeLat50 Nerd Font Mono Light" fo:font-size="24pt" fo:font-weight="normal" officeooo:paragraph-rsid="0007d8bd" fo:background-color="transparent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111111" loext:opacity="100%" style:font-name="M+CodeLat50 Nerd Font Mono Light" fo:font-size="24pt" fo:font-weight="normal" officeooo:paragraph-rsid="0007d8bd" fo:background-color="transparent" style:font-size-asian="24pt" style:font-weight-asian="normal" style:font-size-complex="2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ALAKAZARCACOCTDEFLGAHIIDILINIAKSKYLAMEMDMAMIMNMSMO</text:p>
      <text:p text:style-name="P4">MTNENVNHNJNMNYNCNDOHOKORPARISCSDTNTXUTVTVAWAWVWIW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CodeLat50 Nerd Font Mono Light" svg:font-family="'M+CodeLat50 Nerd Font Mono Light'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9T09:42:09.396034156</meta:creation-date>
    <dc:title>template</dc:title>
    <meta:editing-duration>PT7M45S</meta:editing-duration>
    <meta:editing-cycles>2</meta:editing-cycles>
    <meta:generator>LibreOffice/25.8.2.2$Linux_X86_64 LibreOffice_project/580$Build-2</meta:generator>
    <dc:date>2025-12-19T09:49:53.675411981</dc:date>
    <meta:document-statistic meta:table-count="0" meta:image-count="0" meta:object-count="0" meta:page-count="1" meta:paragraph-count="2" meta:word-count="2" meta:character-count="100" meta:non-whitespace-character-count="100"/>
    <meta:template xlink:type="simple" xlink:actuate="onRequest" xlink:title="template" xlink:href="../../../../.config/libreoffice/4/user/template/template.ott" meta:date="2025-12-19T09:42:08.613612980"/>
  </office:meta>
</office:document-meta>
</file>